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none" draw:fill-color="#80808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5.5cm"/>
    </style:style>
    <style:style style:name="gr6" style:family="graphic" style:parent-style-name="objectwithoutfill">
      <style:graphic-properties svg:stroke-width="0.1cm" draw:marker-start="Symmetric_20_Arrow" draw:marker-start-width="0.35cm" draw:marker-end="Symmetric_20_Arrow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="Symmetric_20_Arrow" draw:marker-end="Symmetric_20_Arrow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family="'Times New Roman'" style:font-family-generic="roman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67cm" svg:height="0.666cm" svg:x="0.62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29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1.956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623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29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3.956cm" svg:y="0.6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0.623cm" svg:y="1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1.29cm" svg:y="1.3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5cm" svg:x="1.956cm" svg:y="1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2.623cm" svg:y="1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3.29cm" svg:y="1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3.956cm" svg:y="1.3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623cm" svg:y="1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66cm" svg:height="0.666cm" svg:x="1.29cm" svg:y="1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67cm" svg:height="0.666cm" svg:x="1.956cm" svg:y="1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67cm" svg:height="0.666cm" svg:x="2.623cm" svg:y="1.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66cm" svg:height="0.666cm" svg:x="3.29cm" svg:y="1.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3.956cm" svg:y="1.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623cm" svg:y="2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66cm" svg:height="0.666cm" svg:x="1.29cm" svg:y="2.6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1.956cm" svg:y="2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67cm" svg:height="0.666cm" svg:x="2.623cm" svg:y="2.6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66cm" svg:height="0.666cm" svg:x="3.29cm" svg:y="2.6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3.956cm" svg:y="2.6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0.623cm" svg:y="3.3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1.29cm" svg:y="3.3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67cm" svg:height="0.666cm" svg:x="1.956cm" svg:y="3.3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2.623cm" svg:y="3.3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6cm" svg:x="3.29cm" svg:y="3.3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6cm" svg:x="3.956cm" svg:y="3.3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0.623cm" svg:y="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1.29cm" svg:y="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1.956cm" svg:y="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2.623cm" svg:y="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6cm" svg:height="0.665cm" svg:x="3.29cm" svg:y="3.9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667cm" svg:height="0.665cm" svg:x="3.956cm" svg:y="3.98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5cm" svg:height="0.734cm" svg:x="0.923cm" svg:y="4.83cm">
          <draw:text-box>
            <text:p text:style-name="P2"><text:span text:style-name="T1">Rotating a line</text:span></text:p>
          </draw:text-box>
        </draw:frame>
        <draw:path draw:style-name="gr6" draw:text-style-name="P4" draw:layer="layout" svg:width="0.666cm" svg:height="0.667cm" draw:transform="rotate (-1.57079632679579) translate (3.658cm 3.069cm)" svg:viewBox="0 0 667 668" svg:d="m0 0c666 0 666 667 666 667">
          <text:p/>
        </draw:path>
        <draw:path draw:style-name="gr7" draw:text-style-name="P4" draw:layer="layout" svg:width="0.665cm" svg:height="0.666cm" draw:transform="rotate (-1.57079632679579) translate (1.946cm 1.307cm)" svg:viewBox="0 0 666 667" svg:d="m665 666c-665 0-665-666-665-66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59cm" fo:margin-bottom="0.454cm" fo:margin-left="0.423cm" fo:margin-right="0.49cm" fo:page-width="5.5cm" fo:page-height="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6-04-13T16:00:09</meta:creation-date>
    <dc:creator>Rhodri James</dc:creator>
    <dc:date>2006-08-07T00:10:40</dc:date>
    <dc:language>en-GB</dc:language>
    <meta:editing-cycles>4</meta:editing-cycles>
    <meta:editing-duration>PT17H28M32S</meta:editing-duration>
    <meta:user-defined meta:name="Info 1"/>
    <meta:user-defined meta:name="Info 2"/>
    <meta:user-defined meta:name="Info 3"/>
    <meta:user-defined meta:name="Info 4"/>
    <meta:document-statistic meta:object-count="39"/>
  </office:meta>
</office:document-meta>
</file>